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E000002EC8D3283F7905BACF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18.537cm" draw:z-index="0"><draw:image xlink:href="Pictures/10000201000002AE000002EC8D3283F7905BAC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21:04:50.677645173</meta:creation-date>
    <dc:date>2021-04-12T21:08:02.612908112</dc:date>
    <meta:editing-duration>PT3M1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